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Z</mi>
      <mrow>
        <mi/>
        <mo stretchy="false">=</mo>
        <mi/>
      </mrow>
      <mfrac>
        <mi>U</mi>
        <mi>I</mi>
      </mfrac>
      <mrow>
        <mi/>
        <mo stretchy="false">=</mo>
        <mi/>
      </mrow>
      <mfrac>
        <msub>
          <mi>U</mi>
          <mn>0</mn>
        </msub>
        <msub>
          <mi>I</mi>
          <mn>0</mn>
        </msub>
      </mfrac>
      <msup>
        <mtext>e</mtext>
        <mrow>
          <mtext>i</mtext>
          <mo stretchy="false">ϕ</mo>
        </mrow>
      </msup>
      <mrow>
        <mi/>
        <mo stretchy="false">=</mo>
        <mi/>
      </mrow>
      <mrow>
        <mo stretchy="false">∣</mo>
        <mrow>
          <mi>Z</mi>
        </mrow>
        <mo stretchy="false">∣</mo>
      </mrow>
      <msup>
        <mtext>e</mtext>
        <mrow>
          <mtext>i</mtext>
          <mo stretchy="false">ϕ</mo>
        </mrow>
      </msup>
    </mrow>
    <annotation encoding="StarMath 5.0">Z `=` U over I `=` U_0 over I_0 "e"^{"i" %iphi} `=` lline Z rline "e"^{"i" %iph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33:52.525000000</meta:creation-date>
    <meta:generator>LibreOffice/4.1.4.2$Windows_x86 LibreOffice_project/0a0440ccc0227ad9829de5f46be37cfb6edcf72</meta:generator>
  </office:meta>
</office:document-meta>
</file>